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9.049cm" fo:margin-left="0.118cm" fo:margin-right="7.833cm" table:align="margins"/>
    </style:style>
    <style:style style:name="Table1.A" style:family="table-column">
      <style:table-column-properties style:column-width="2.21cm" style:rel-column-width="1253*"/>
    </style:style>
    <style:style style:name="Table1.B" style:family="table-column">
      <style:table-column-properties style:column-width="2.074cm" style:rel-column-width="1176*"/>
    </style:style>
    <style:style style:name="Table1.C" style:family="table-column">
      <style:table-column-properties style:column-width="1.085cm" style:rel-column-width="615*"/>
    </style:style>
    <style:style style:name="Table1.D" style:family="table-column">
      <style:table-column-properties style:column-width="0.944cm" style:rel-column-width="535*"/>
    </style:style>
    <style:style style:name="Table1.E" style:family="table-column">
      <style:table-column-properties style:column-width="1.51cm" style:rel-column-width="856*"/>
    </style:style>
    <style:style style:name="Table1.F" style:family="table-column">
      <style:table-column-properties style:column-width="1.226cm" style:rel-column-width="69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0f6edc"/>
    </style:style>
    <style:style style:name="T1" style:family="text">
      <style:text-properties officeooo:rsid="000ea0fa"/>
    </style:style>
    <style:style style:name="T2" style:family="text">
      <style:text-properties officeooo:rsid="000f6ed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e table DOCTOR(D_SSN varchar(10),D_name varchar(50),D_speciality varchar(50),D_exp int(3),primary key(D_SSN));</text:p>
      <text:p text:style-name="Standard"/>
      <text:p text:style-name="Standard">desc DOCTOR;</text:p>
      <text:p text:style-name="Standard">+--------------+-------------+------+-----+---------+-------+</text:p>
      <text:p text:style-name="Standard">| Field <text:s text:c="7"/>| Type <text:s text:c="7"/>| Null | Key | Default | Extra |</text:p>
      <text:p text:style-name="Standard">+--------------+-------------+------+-----+---------+-------+</text:p>
      <text:p text:style-name="Standard">| D_SSN <text:s text:c="7"/>| varchar(10) | NO <text:s text:c="2"/>| PRI | NULL <text:s text:c="3"/>| <text:s text:c="6"/>|</text:p>
      <text:p text:style-name="Standard">| D_name <text:s text:c="6"/>| varchar(50) | YES <text:s/>| <text:s text:c="4"/>| NULL <text:s text:c="3"/>| <text:s text:c="6"/>|</text:p>
      <text:p text:style-name="Standard">| D_speciality | varchar(50) | YES <text:s/>| <text:s text:c="4"/>| NULL <text:s text:c="3"/>| <text:s text:c="6"/>|</text:p>
      <text:p text:style-name="Standard">| D_exp <text:s text:c="7"/>| int(3) <text:s text:c="5"/>| YES <text:s/>| <text:s text:c="4"/>| NULL <text:s text:c="3"/>| <text:s text:c="6"/>|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 table:style-name="TableLine94049220492672"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F1" office:value-type="string">
              <text:p text:style-name="Table_20_Contents"/>
            </table:table-cell>
          </table:table-row>
        </table:table-header-rows>
      </table:table>
      <text:p text:style-name="Standard"/>
      <text:p text:style-name="Standard"><text:s/>create table PATIENT(P_SSN varchar(10),P_name varchar(50),P_add varchar(50),P_AGE int(3),primary key(P_SSN));</text:p>
      <text:p text:style-name="Standard"/>
      <text:p text:style-name="Standard">+--------+-------------+------+-----+---------+-------+</text:p>
      <text:p text:style-name="Standard">| Field <text:s/>| Type <text:s text:c="7"/>| Null | Key | Default | Extra |</text:p>
      <text:p text:style-name="Standard">+--------+-------------+------+-----+---------+-------+</text:p>
      <text:p text:style-name="Standard">| P_SSN <text:s/>| varchar(10) | NO <text:s text:c="2"/>| PRI | NULL <text:s text:c="3"/>| <text:s text:c="6"/>|</text:p>
      <text:p text:style-name="Standard">| P_name | varchar(50) | YES <text:s/>| <text:s text:c="4"/>| NULL <text:s text:c="3"/>| <text:s text:c="6"/>|</text:p>
      <text:p text:style-name="Standard">| P_add <text:s/>| varchar(50) | YES <text:s/>| <text:s text:c="4"/>| NULL <text:s text:c="3"/>| <text:s text:c="6"/>|</text:p>
      <text:p text:style-name="Standard">| P_AGE <text:s/>| int(3) <text:s text:c="5"/>| YES <text:s/>| <text:s text:c="4"/>| NULL <text:s text:c="3"/>| <text:s text:c="6"/>|</text:p>
      <text:p text:style-name="Standard">+--------+-------------+------+-----+---------+-------+</text:p>
      <text:p text:style-name="Standard">4 rows in set (0.00 sec)</text:p>
      <text:p text:style-name="Standard"/>
      <text:p text:style-name="Standard"/>
      <text:p text:style-name="Standard">CREATE TABLE PHARMACY(PHA_NAME VARCHAR(30),PHA_ph_no BIGINT,PHA_add VARCHAR(50),PRIMARY KEY(PHA_NAME));</text:p>
      <text:p text:style-name="Standard">Query OK, 0 rows affected (0.24 sec)</text:p>
      <text:p text:style-name="Standard"/>
      <text:p text:style-name="Standard">-----------+-------------+------+-----+---------+-------+</text:p>
      <text:p text:style-name="Standard">| Field <text:s text:c="4"/>| Type <text:s text:c="7"/>| Null | Key | Default | Extra |</text:p>
      <text:p text:style-name="Standard">+-----------+-------------+------+-----+---------+-------+</text:p>
      <text:p text:style-name="Standard">| PHA_NAME <text:s/>| varchar(30) | NO <text:s text:c="2"/>| PRI | NULL <text:s text:c="3"/>| <text:s text:c="6"/>|</text:p>
      <text:p text:style-name="Standard">| PHA_ph_no | bigint(20) <text:s/>| YES <text:s/>| <text:s text:c="4"/>| NULL <text:s text:c="3"/>| <text:s text:c="6"/>|</text:p>
      <text:p text:style-name="Standard">| PHA_add <text:s text:c="2"/>| varchar(50) | YES <text:s/>| <text:s text:c="4"/>| NULL <text:s text:c="3"/>| <text:s text:c="6"/>|</text:p>
      <text:p text:style-name="Standard">+-----------+-------------+------+-----+---------+-------+</text:p>
      <text:p text:style-name="Standard">3 rows in set (0.00 sec)</text:p>
      <text:p text:style-name="Standard"/>
      <text:p text:style-name="Standard"/>
      <text:p text:style-name="Standard">CREATE TABLE PH_COMPANY(PH_NAME VARCHAR(30),PH_add VARCHAR(50),PH_ph_no BIGINT,PRIMARY KEY(PH_NAME));</text:p>
      <text:p text:style-name="Standard">Query OK, 0 rows affected (0.32 sec)</text:p>
      <text:p text:style-name="Standard"/>
      <text:p text:style-name="Standard">+----------+-------------+------+-----+---------+-------+</text:p>
      <text:p text:style-name="Standard">| Field <text:s text:c="3"/>| Type <text:s text:c="7"/>| Null | Key | Default | Extra |</text:p>
      <text:p text:style-name="Standard">+----------+-------------+------+-----+---------+-------+</text:p>
      <text:p text:style-name="Standard">| PH_NAME <text:s/>| varchar(30) | NO <text:s text:c="2"/>| PRI | NULL <text:s text:c="3"/>| <text:s text:c="6"/>|</text:p>
      <text:p text:style-name="Standard">| PH_add <text:s text:c="2"/>| varchar(50) | YES <text:s/>| <text:s text:c="4"/>| NULL <text:s text:c="3"/>| <text:s text:c="6"/>|</text:p>
      <text:p text:style-name="Standard">| PH_ph_no | bigint(20) <text:s/>| YES <text:s/>| <text:s text:c="4"/>| NULL <text:s text:c="3"/>| <text:s text:c="6"/>|</text:p>
      <text:p text:style-name="Standard">+----------+-------------+------+-----+---------+-------+</text:p>
      <text:p text:style-name="Standard"><text:soft-page-break/>3 rows in set (0.00 sec)</text:p>
      <text:p text:style-name="Standard">mysql&gt; CREATE TABLE DRUG(TRADE_NAME VARCHAR(30),FORMULA VARCHAR(50),PRIMARY KEY(TRADE_NAME));</text:p>
      <text:p text:style-name="Standard">Query OK, 0 rows affected (0.22 sec)</text:p>
      <text:p text:style-name="Standard"/>
      <text:p text:style-name="Standard">mysql&gt; DESC DRUG;</text:p>
      <text:p text:style-name="Standard">+------------+-------------+------+-----+---------+-------+</text:p>
      <text:p text:style-name="Standard">| Field <text:s text:c="5"/>| Type <text:s text:c="7"/>| Null | Key | Default | Extra |</text:p>
      <text:p text:style-name="Standard">+------------+-------------+------+-----+---------+-------+</text:p>
      <text:p text:style-name="Standard">| TRADE_NAME | varchar(30) | NO <text:s text:c="2"/>| PRI | NULL <text:s text:c="3"/>| <text:s text:c="6"/>|</text:p>
      <text:p text:style-name="Standard">| FORMULA <text:s text:c="3"/>| varchar(50) | YES <text:s/>| <text:s text:c="4"/>| NULL <text:s text:c="3"/>| <text:s text:c="6"/>|</text:p>
      <text:p text:style-name="Standard">+------------+-------------+------+-----+---------+-------+</text:p>
      <text:p text:style-name="Standard">2 rows in set (0.00 sec)</text:p>
      <text:p text:style-name="Standard"/>
      <text:p text:style-name="Standard">mysql&gt; CREATE TABLE TREAT(D_SSN VARCHAR(10),P_SSN VARCHAR(10),FOREIGN KEY(D_SSN) REFERENCES DOCTOR(D_SSN),FOREIGN KEY(P_SSN) REFERENCES PATIENT(P_SSN),PRIMARY KEY(D_SSN,P_SSN));</text:p>
      <text:p text:style-name="Standard">Query OK, 0 rows affected (0.27 sec)</text:p>
      <text:p text:style-name="Standard"/>
      <text:p text:style-name="Standard"/>
      <text:p text:style-name="Standard">DESC TREAT;</text:p>
      <text:p text:style-name="Standard">+-------+-------------+------+-----+---------+-------+</text:p>
      <text:p text:style-name="Standard">| Field | Type <text:s text:c="7"/>| Null | Key | Default | Extra |</text:p>
      <text:p text:style-name="Standard">+-------+-------------+------+-----+---------+-------+</text:p>
      <text:p text:style-name="Standard">| D_SSN | varchar(10) | NO <text:s text:c="2"/>| PRI | NULL <text:s text:c="3"/>| <text:s text:c="6"/>|</text:p>
      <text:p text:style-name="Standard">| P_SSN | varchar(10) | NO <text:s text:c="2"/>| PRI | NULL <text:s text:c="3"/>| <text:s text:c="6"/>|</text:p>
      <text:p text:style-name="Standard">+-------+-------------+------+-----+---------+-------+</text:p>
      <text:p text:style-name="Standard">2 rows in set (0.00 sec)</text:p>
      <text:p text:style-name="Standard"/>
      <text:p text:style-name="Standard"/>
      <text:p text:style-name="Standard"><text:s/>CREATE TABLE PRESCRIBE(DATE date,Quantity BIGINT,TRADE_NAME VARCHAR(30),D_SSN VARCHAR(10),FOREIGN KEY(TRADE_NAME) REFERENCES DRUG(TRADE_NAME),FOREIGN KEY(D_SSN) REFERENCES DOCTOR(D_SSN),PRIMARY KEY(TRADE_NAME,D_SSN));</text:p>
      <text:p text:style-name="Standard">Query OK, 0 rows affected (0.25 sec)</text:p>
      <text:p text:style-name="Standard"/>
      <text:p text:style-name="Standard"/>
      <text:p text:style-name="Standard">DESC PRESCRIBE;</text:p>
      <text:p text:style-name="Standard">+------------+-------------+------+-----+---------+-------+</text:p>
      <text:p text:style-name="Standard">| Field <text:s text:c="5"/>| Type <text:s text:c="7"/>| Null | Key | Default | Extra |</text:p>
      <text:p text:style-name="Standard">+------------+-------------+------+-----+---------+-------+</text:p>
      <text:p text:style-name="Standard">| DATE <text:s text:c="6"/>| date <text:s text:c="7"/>| YES <text:s/>| <text:s text:c="4"/>| NULL <text:s text:c="3"/>| <text:s text:c="6"/>|</text:p>
      <text:p text:style-name="Standard">| Quantity <text:s text:c="2"/>| bigint(20) <text:s/>| YES <text:s/>| <text:s text:c="4"/>| NULL <text:s text:c="3"/>| <text:s text:c="6"/>|</text:p>
      <text:p text:style-name="Standard">| TRADE_NAME | varchar(30) | NO <text:s text:c="2"/>| PRI | NULL <text:s text:c="3"/>| <text:s text:c="6"/>|</text:p>
      <text:p text:style-name="Standard">| D_SSN <text:s text:c="5"/>| varchar(10) | NO <text:s text:c="2"/>| PRI | NULL <text:s text:c="3"/>| <text:s text:c="6"/>|</text:p>
      <text:p text:style-name="Standard">+------------+-------------+------+-----+---------+-------+</text:p>
      <text:p text:style-name="Standard">4 rows in set (0.01 sec)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CREATE TABLE MANAFACTURE(PH_NAME VARCHAR(30),TRADE_NAME VARCHAR(30),FOREIGN KEY(PH_NAME) REFERENCES PH_COMPANY(PH_NAME),FOREIGN KEY(TRADE_NAME) REFERENCES DRUG (TRADE_NAME),PRIMARY KEY(PH_NAME,TRADE_NAME));</text:p>
      <text:p text:style-name="Standard">Query OK, 0 rows affected (0.24 sec)</text:p>
      <text:p text:style-name="Standard"/>
      <text:p text:style-name="Standard">mysql&gt; DESCRIBE MANAFACTURE;</text:p>
      <text:p text:style-name="Standard">+------------+-------------+------+-----+---------+-------+</text:p>
      <text:p text:style-name="Standard">| Field <text:s text:c="5"/>| Type <text:s text:c="7"/>| Null | Key | Default | Extra |</text:p>
      <text:p text:style-name="Standard">+------------+-------------+------+-----+---------+-------+</text:p>
      <text:p text:style-name="Standard">| PH_NAME <text:s text:c="3"/>| varchar(30) | NO <text:s text:c="2"/>| PRI | NULL <text:s text:c="3"/>| <text:s text:c="6"/>|</text:p>
      <text:p text:style-name="Standard">| TRADE_NAME | varchar(30) | NO <text:s text:c="2"/>| PRI | NULL <text:s text:c="3"/>| <text:s text:c="6"/>|</text:p>
      <text:p text:style-name="Standard">+------------+-------------+------+-----+---------+-------+</text:p>
      <text:p text:style-name="Standard">2 rows in set (0.00 sec)</text:p>
      <text:p text:style-name="Standard"/>
      <text:p text:style-name="Standard"/>
      <text:p text:style-name="Standard"/>
      <text:p text:style-name="P1">CREATE TABLE <text:span text:style-name="T2">SOLD</text:span>(<text:span text:style-name="T2">Price BIGINT,</text:span>TRADE_NAME VARCHAR(30),FOREIGN KEY(PH_NAME) REFERENCES PH_COMPANY(PH_NAME),FOREIGN KEY(TRADE_NAME) REFERENCES DRUG (TRADE_NAME),PRIMARY KEY(P<text:span text:style-name="T2">h</text:span>_NAME,TRADE_NAME));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8T16:11:32.347588779</meta:creation-date>
    <meta:generator>LibreOffice/6.4.7.2$Linux_X86_64 LibreOffice_project/40$Build-2</meta:generator>
    <dc:date>2022-07-28T16:44:35.222906165</dc:date>
    <meta:editing-duration>PT22M52S</meta:editing-duration>
    <meta:editing-cycles>5</meta:editing-cycles>
    <meta:document-statistic meta:table-count="1" meta:image-count="0" meta:object-count="0" meta:page-count="3" meta:paragraph-count="82" meta:word-count="726" meta:character-count="4957" meta:non-whitespace-character-count="3992"/>
  </office:meta>
</office:document-meta>
</file>